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b0ea3" officeooo:paragraph-rsid="000b0ea3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b0ea3" officeooo:paragraph-rsid="00113cac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fo:font-weight="bold" officeooo:rsid="00113cac" officeooo:paragraph-rsid="00113cac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rsid="000b0ea3" officeooo:paragraph-rsid="00113cac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officeooo:rsid="000c6248" officeooo:paragraph-rsid="000b0ea3" fo:background-color="#ffff00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rsid="000c6248" officeooo:paragraph-rsid="000c6248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113cac" officeooo:paragraph-rsid="00113cac" fo:background-color="#ffff00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da91c" officeooo:paragraph-rsid="000da91c" fo:background-color="#ffff00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f8cfb" officeooo:paragraph-rsid="000f8cfb" fo:background-color="#ffff00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1ba9bc" officeooo:paragraph-rsid="001ba9bc" fo:background-color="#ffff00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da91c" officeooo:paragraph-rsid="000da91c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113cac" officeooo:paragraph-rsid="00113cac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da91c" officeooo:paragraph-rsid="000da91c" fo:background-color="transparent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f8cfb" officeooo:paragraph-rsid="000f8cfb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fo:color="#000000" loext:opacity="100%" fo:font-size="16pt" fo:font-weight="bold" officeooo:rsid="00113cac" officeooo:paragraph-rsid="00113cac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fo:color="#000000" loext:opacity="100%" fo:font-size="12pt" fo:font-weight="normal" officeooo:rsid="00113cac" officeooo:paragraph-rsid="00113ca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fo:color="#000000" loext:opacity="100%" fo:font-size="12pt" fo:font-weight="normal" officeooo:rsid="00113cac" officeooo:paragraph-rsid="00113ca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3bb7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6488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98a8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3bb7d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016518a" officeooo:paragraph-rsid="0013bb7d"/>
    </style:style>
    <style:style style:name="P23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64880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16518a" officeooo:paragraph-rsid="00164880"/>
    </style:style>
    <style:style style:name="P25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98a81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016518a" officeooo:paragraph-rsid="00198a81"/>
    </style:style>
    <style:style style:name="P27" style:family="paragraph" style:parent-style-name="Standard">
      <style:paragraph-properties fo:text-align="start" style:justify-single-word="false" style:writing-mode="lr-tb"/>
      <style:text-properties officeooo:paragraph-rsid="0013bb7d"/>
    </style:style>
    <style:style style:name="P28" style:family="paragraph" style:parent-style-name="Standard">
      <style:paragraph-properties fo:text-align="start" style:justify-single-word="false" style:writing-mode="lr-tb"/>
      <style:text-properties officeooo:paragraph-rsid="00164880"/>
    </style:style>
    <style:style style:name="P29" style:family="paragraph" style:parent-style-name="Standard">
      <style:paragraph-properties fo:text-align="start" style:justify-single-word="false" style:writing-mode="lr-tb"/>
      <style:text-properties officeooo:paragraph-rsid="00198a81"/>
    </style:style>
    <style:style style:name="T1" style:family="text">
      <style:text-properties officeooo:rsid="00113ca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2aa30"/>
    </style:style>
    <style:style style:name="T4" style:family="text">
      <style:text-properties style:font-name="serif"/>
    </style:style>
    <style:style style:name="T5" style:family="text">
      <style:text-properties style:font-name="serif" officeooo:rsid="001a0986"/>
    </style:style>
    <style:style style:name="T6" style:family="text">
      <style:text-properties style:font-name="serif" officeooo:rsid="0016518a"/>
    </style:style>
    <style:style style:name="T7" style:family="text">
      <style:text-properties style:font-name="serif" officeooo:rsid="00168b5c"/>
    </style:style>
    <style:style style:name="T8" style:family="text">
      <style:text-properties style:font-name="serif" officeooo:rsid="0013bb7d"/>
    </style:style>
    <style:style style:name="T9" style:family="text">
      <style:text-properties style:font-name="serif" officeooo:rsid="0015ba6f"/>
    </style:style>
    <style:style style:name="T10" style:family="text">
      <style:text-properties style:font-name="serif" officeooo:rsid="00164880"/>
    </style:style>
    <style:style style:name="T11" style:family="text">
      <style:text-properties style:font-name="serif" officeooo:rsid="0017b4d9"/>
    </style:style>
    <style:style style:name="T12" style:family="text">
      <style:text-properties style:font-name="serif" officeooo:rsid="001915a4"/>
    </style:style>
    <style:style style:name="T13" style:family="text">
      <style:text-properties style:font-name="serif" officeooo:rsid="00198a81"/>
    </style:style>
    <style:style style:name="T14" style:family="text">
      <style:text-properties style:font-name="serif" officeooo:rsid="0019ed43"/>
    </style:style>
    <style:style style:name="T15" style:family="text">
      <style:text-properties officeooo:rsid="0016518a"/>
    </style:style>
    <style:style style:name="T16" style:family="text">
      <style:text-properties fo:color="#000000" loext:opacity="100%" style:font-name="serif" fo:font-size="10.5pt" fo:font-weight="normal" officeooo:rsid="0013bb7d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מחקר חולשות פרוטוקול</text:p>
      <text:p text:style-name="P1"/>
      <text:p text:style-name="P2">חולשות פוטנציאליות</text:p>
      <text:p text:style-name="P3">לקוח זדוני</text:p>
      <text:list xml:id="list883263753" text:style-name="L1">
        <text:list-item>
          <text:p text:style-name="P4">קריאה מקובץ מושחת</text:p>
        </text:list-item>
        <text:list-item>
          <text:p text:style-name="P5">MITM </text:p>
        </text:list-item>
        <text:list-item>
          <text:p text:style-name="P6">מתקפות שרשרת אספקה</text:p>
          <text:list>
            <text:list-item>
              <text:p text:style-name="P6">לא הוגדרה גרסה לספרייה ופייתון לא מתקמפל</text:p>
            </text:list-item>
          </text:list>
        </text:list-item>
        <text:list-item>
          <text:p text:style-name="P7">SQL INJECTION באמצעות טקסט שנשלח לשרת</text:p>
        </text:list-item>
        <text:list-item>
          <text:p text:style-name="P11">SNIFFINGשל מזהי לקוחות מאפשר </text:p>
          <text:list>
            <text:list-item>
              <text:p text:style-name="P11">להתחזות אליהם ולכתוב קבצים (בג'יבריש) בשמם</text:p>
            </text:list-item>
            <text:list-item>
              <text:p text:style-name="P8"><text:span text:style-name="T1">ל</text:span>שנות להם מפתחות הצפנה על ידי בקשת התחברות חוזרת ולבטל העברות קבצים DOS</text:p>
            </text:list-item>
            <text:list-item>
              <text:p text:style-name="P10">להחליף מפתח ציבורי בשמם (DOS אבל פחות בולט)</text:p>
            </text:list-item>
          </text:list>
        </text:list-item>
        <text:list-item>
          <text:p text:style-name="P12">BRUTE FORCE</text:p>
          <text:list>
            <text:list-item>
              <text:p text:style-name="P12">הודעות + CKSUM</text:p>
            </text:list-item>
          </text:list>
        </text:list-item>
        <text:list-item>
          <text:p text:style-name="P11"><text:span text:style-name="T2">הספמה של רישומים לשרת</text:span> </text:p>
          <text:list>
            <text:list-item>
              <text:p text:style-name="P13">עומס על הזיכרון</text:p>
            </text:list-item>
            <text:list-item>
              <text:p text:style-name="P8">השתלטות על שמות פנוים</text:p>
            </text:list-item>
            <text:list-item>
              <text:p text:style-name="P8">החזקת פורטים פתוחים</text:p>
            </text:list-item>
          </text:list>
        </text:list-item>
        <text:list-item>
          <text:p text:style-name="P8">שליחת קבצים עצומים ע"י לקוח "לגיטימי" (עד 32^2 בתים להודעה X ועד 16^2 הודעות בקובץ) </text:p>
          <text:list>
            <text:list-item>
              <text:p text:style-name="P11">עומס ברכיבי רשת</text:p>
            </text:list-item>
            <text:list-item>
              <text:p text:style-name="P11">עומס בזיכרון</text:p>
            </text:list-item>
            <text:list-item>
              <text:p text:style-name="P11">עומס באחסון</text:p>
            </text:list-item>
            <text:list-item>
              <text:p text:style-name="P11">עומס בעיבוד</text:p>
            </text:list-item>
          </text:list>
        </text:list-item>
        <text:list-item>
          <text:p text:style-name="P14">אין הגדרה מדויקת לאופן בו השרת אמור לאחסן את הקבצים או מה המטרה שלהם</text:p>
          <text:list>
            <text:list-item>
              <text:p text:style-name="P14">שם הקובץ עלול להכיל תווים זדוניים</text:p>
              <text:list>
                <text:list-item>
                  <text:p text:style-name="P9">לדרוס קובץ קיים</text:p>
                </text:list-item>
                <text:list-item>
                  <text:p text:style-name="P9">לנתב מחדש את הכתיבה</text:p>
                  <text:list>
                    <text:list-item>
                      <text:p text:style-name="P14">לכתוב קבצי פייתון חדשים בשרת</text:p>
                    </text:list-item>
                  </text:list>
                </text:list-item>
              </text:list>
            </text:list-item>
            <text:list-item>
              <text:p text:style-name="P14">אין בעלות על הקבצים / חלוקה לתיקיות</text:p>
            </text:list-item>
          </text:list>
        </text:list-item>
        <text:list-item>
          <text:p text:style-name="P14">תקינות קבצים</text:p>
          <text:list>
            <text:list-item>
              <text:p text:style-name="P14">לא מוגדרת בדיקה שאורך הקובץ יוצא שווה למספר שנשלח אחרי הפענוח</text:p>
            </text:list-item>
          </text:list>
        </text:list-item>
        <text:list-item>
          <text:p text:style-name="P14">ניתן לבדוק בקלות האם לקוח מסוים רשום כבר ע"י נסיון להירשם בשמו</text:p>
        </text:list-item>
        <text:list-item>
          <text:p text:style-name="P14">לא ניתן לשחזר גישה ללקוח מסוים לאחר אובדן הקוד</text:p>
          <text:list>
            <text:list-item>
              <text:p text:style-name="P12">לא ברור בפרוטוקול האם חיבור מחדש מבוסס קוד או שם</text:p>
            </text:list-item>
          </text:list>
          <text:p text:style-name="P15">שרת זדוני</text:p>
        </text:list-item>
        <text:list-item>
          <text:p text:style-name="P16">שליחת הודעות עצומות להקריס את הל<text:span text:style-name="T3">ק</text:span>וח OOM</text:p>
        </text:list-item>
        <text:list-item>
          <text:p text:style-name="P16">MITM</text:p>
        </text:list-item>
      </text:list>
      <text:p text:style-name="P17"/>
      <text:p text:style-name="P21"><text:span text:style-name="T4">Threat</text:span> <text:tab/><text:tab/><text:tab/><text:span text:style-name="T8">Denial of service</text:span></text:p>
      <text:p text:style-name="P22"><text:line-break/><text:span text:style-name="T4">Affected component<text:tab/></text:span><text:span text:style-name="T8">login mechanism in the server</text:span></text:p>
      <text:p text:style-name="P27"><text:span text:style-name="T15"><text:line-break/></text:span><text:span text:style-name="T6">Module details</text:span><text:span text:style-name="T15"> <text:tab/><text:tab/></text:span><text:span text:style-name="T6">‫‪</text:span><text:span text:style-name="T16">Reconnect module </text:span></text:p>
      <text:p text:style-name="P22"><text:line-break/><text:span text:style-name="T4">Vulnerability class<text:tab/><text:tab/></text:span><text:span text:style-name="T5">?</text:span></text:p>
      <text:p text:style-name="P22"><text:line-break/><text:span text:style-name="T4">Description<text:tab/><text:tab/><text:tab/></text:span><text:span text:style-name="T8">The protocol states that reconnect request is based on user <text:tab/><text:tab/><text:tab/><text:tab/><text:tab/>name alone, so the attacker can pretend to be any user he <text:tab/><text:tab/><text:tab/><text:tab/><text:tab/>knows, and change their symmetrical key to deny them from <text:tab/><text:tab/><text:tab/><text:tab/><text:tab/>completing the current session and force them to reconnect <text:tab/><text:tab/><text:tab/><text:tab/><text:tab/>again.</text:span></text:p>
      <text:p text:style-name="P22"><text:line-break/><text:span text:style-name="T4">Result</text:span> <text:tab/><text:tab/><text:tab/><text:span text:style-name="T5">Attacker </text:span><text:span text:style-name="T8">disrupt users from completing sessions</text:span></text:p>
      <text:p text:style-name="P22"><text:line-break/><text:span text:style-name="T4">Prerequisites</text:span> <text:tab/><text:tab/><text:span text:style-name="T5">Attacker has </text:span><text:span text:style-name="T8">can communicate with the server, and knows the <text:tab/><text:tab/><text:tab/><text:tab/>names of the users he want to deny service from.</text:span></text:p>
      <text:p text:style-name="P22"><text:line-break/><text:span text:style-name="T4">Business impact<text:tab/><text:tab/></text:span><text:span text:style-name="T8">Users cant use the server</text:span></text:p>
      <text:p text:style-name="P22"><text:line-break/><text:span text:style-name="T4">Proposed remediation<text:tab/></text:span><text:span text:style-name="T9">Use private key to sign request to reconnect to prove <text:tab/><text:tab/><text:tab/><text:tab/><text:tab/><text:tab/>autenticity</text:span></text:p>
      <text:p text:style-name="P22"><text:line-break/><text:span text:style-name="T4">Risk</text:span> <text:tab/><text:tab/><text:tab/><text:tab/><text:span text:style-name="T4">Damage potential: </text:span><text:span text:style-name="T5">8</text:span></text:p>
      <text:p text:style-name="P22"><text:span text:style-name="T4"><text:tab/><text:tab/><text:tab/><text:tab/>Reproducibility: </text:span><text:span text:style-name="T7">10</text:span><text:line-break/><text:tab/><text:tab/><text:tab/><text:tab/><text:span text:style-name="T4">Exploitability: </text:span><text:span text:style-name="T5">7</text:span><text:line-break/><text:tab/><text:tab/><text:tab/><text:tab/><text:span text:style-name="T4">Affected users: </text:span><text:span text:style-name="T9">9</text:span><text:line-break/><text:tab/><text:tab/><text:tab/><text:tab/><text:span text:style-name="T4">Discoverability: </text:span><text:span text:style-name="T9">10</text:span></text:p>
      <text:p text:style-name="P18"/>
      <text:p text:style-name="P23"><text:span text:style-name="T4">Threat</text:span> <text:tab/><text:tab/><text:tab/><text:span text:style-name="T8">Denial of service, </text:span><text:span text:style-name="T10">exhaustion of resources</text:span></text:p>
      <text:p text:style-name="P24"><text:line-break/><text:span text:style-name="T4">Affected component<text:tab/></text:span><text:span text:style-name="T10">File decrypting &amp; checksum &amp; saving mechanisms</text:span></text:p>
      <text:p text:style-name="P28"><text:span text:style-name="T15"><text:line-break/></text:span><text:span text:style-name="T6">Module details</text:span><text:span text:style-name="T15"> <text:tab/><text:tab/></text:span><text:span text:style-name="T10">File decrypting &amp; checksum </text:span><text:span text:style-name="T13">&amp; </text:span><text:span text:style-name="T10">saving mechanisms</text:span><text:span text:style-name="T6">‫‪</text:span></text:p>
      <text:p text:style-name="P24"><text:line-break/><text:span text:style-name="T4">Vulnerability class<text:tab/><text:tab/></text:span><text:span text:style-name="T5">?</text:span></text:p>
      <text:p text:style-name="P24"><text:line-break/><text:span text:style-name="T4">Description<text:tab/><text:tab/><text:tab/></text:span><text:span text:style-name="T10">The protocol states a very large (implict) limit to file size, <text:tab/><text:tab/><text:tab/><text:tab/><text:tab/>which is around 300TB (32 bits describes packet size and 16 <text:tab/><text:tab/><text:tab/><text:tab/><text:tab/>bits to describe packet count) sending such a big file to the <text:tab/><text:tab/><text:tab/><text:tab/><text:tab/>server will probably block its processing capacity for a very <text:tab/><text:tab/><text:tab/><text:tab/><text:tab/>long time and fill up the storage quickly. To save resources the <text:tab/><text:tab/><text:tab/><text:tab/>attacker can stream random bits to the request to skip storing <text:tab/><text:tab/><text:tab/><text:tab/>the whole “file” in memory </text:span><text:span text:style-name="T12">&amp; encrypting it</text:span><text:span text:style-name="T10">. Checksum can be <text:tab/><text:tab/><text:tab/><text:tab/><text:tab/>calculated on the fly as well to make sure the server will <text:tab/><text:tab/><text:tab/><text:tab/><text:tab/>actually try to save the file to disk, </text:span><text:span text:style-name="T12">but then the attacker needs <text:tab/><text:tab/><text:tab/><text:tab/>to encrypt as well, which will require more resources </text:span><text:span text:style-name="T10">.</text:span></text:p>
      <text:p text:style-name="P24"><text:line-break/><text:span text:style-name="T4">Result</text:span> <text:tab/><text:tab/><text:tab/><text:span text:style-name="T10">Server resources run out completely, preventing any other <text:tab/><text:tab/><text:tab/><text:tab/><text:tab/>user from getting service and potentially taking the server <text:tab/><text:tab/><text:tab/><text:tab/><text:tab/>down.</text:span></text:p>
      <text:p text:style-name="P24"><text:line-break/><text:span text:style-name="T4">Prerequisites</text:span> <text:tab/><text:tab/><text:span text:style-name="T5">Attacker has </text:span><text:span text:style-name="T8">can communicate with the server, </text:span><text:span text:style-name="T12">and have <text:tab/><text:tab/><text:tab/><text:tab/><text:tab/>sufficient bandwidth to send all the data.</text:span></text:p>
      <text:p text:style-name="P24"><text:line-break/><text:span text:style-name="T4">Business impact<text:tab/><text:tab/></text:span><text:span text:style-name="T8">Users cant use the server</text:span></text:p>
      <text:p text:style-name="P24"><text:line-break/><text:span text:style-name="T4">Proposed remediation<text:tab/></text:span><text:span text:style-name="T10">Ratelimit file transfer, lower max size of the files.</text:span></text:p>
      <text:p text:style-name="P24"><text:line-break/><text:span text:style-name="T4">Risk</text:span> <text:tab/><text:tab/><text:tab/><text:tab/><text:span text:style-name="T4">Damage potential: </text:span><text:span text:style-name="T11">10</text:span></text:p>
      <text:p text:style-name="P24"><text:span text:style-name="T4"><text:tab/><text:tab/><text:tab/><text:tab/>Reproducibility: </text:span><text:span text:style-name="T11">7</text:span><text:line-break/><text:tab/><text:tab/><text:tab/><text:tab/><text:span text:style-name="T4">Exploitability: </text:span><text:span text:style-name="T11">8</text:span><text:line-break/><text:tab/><text:tab/><text:tab/><text:tab/><text:span text:style-name="T4">Affected users: </text:span><text:span text:style-name="T11">10</text:span><text:line-break/><text:tab/><text:tab/><text:tab/><text:tab/><text:span text:style-name="T4">Discoverability: </text:span><text:span text:style-name="T11">8</text:span></text:p>
      <text:p text:style-name="P19"/>
      <text:p text:style-name="P25"><text:span text:style-name="T4">Threat</text:span> <text:tab/><text:tab/><text:tab/><text:span text:style-name="T13">MITM / server impersonation</text:span></text:p>
      <text:p text:style-name="P26"><text:line-break/><text:span text:style-name="T4">Affected component<text:tab/></text:span><text:span text:style-name="T13">Authorization</text:span></text:p>
      <text:p text:style-name="P29"><text:span text:style-name="T15"><text:line-break/></text:span><text:span text:style-name="T6">Module details</text:span><text:span text:style-name="T15"> <text:tab/><text:tab/></text:span><text:span text:style-name="T10">?</text:span><text:span text:style-name="T6">‫‪</text:span></text:p>
      <text:p text:style-name="P26"><text:line-break/><text:span text:style-name="T4">Vulnerability class<text:tab/><text:tab/></text:span><text:span text:style-name="T5">?</text:span></text:p>
      <text:p text:style-name="P26"><text:line-break/><text:span text:style-name="T4">Description<text:tab/><text:tab/><text:tab/></text:span><text:span text:style-name="T10">The protocol </text:span><text:span text:style-name="T13">don’t require any type of certificate, and <text:tab/><text:tab/><text:tab/><text:tab/><text:tab/><text:tab/>therefore the client don’t have any way to tell if he is getting <text:tab/><text:tab/><text:tab/><text:tab/><text:tab/>responses from the server or from someone else who controls <text:tab/><text:tab/><text:tab/><text:tab/>the communication. Attacker can use that fact to impersonate <text:tab/><text:tab/><text:tab/><text:tab/>the server and establish communication with the client, <text:tab/><text:tab/><text:tab/><text:tab/><text:tab/>leading to potentially sensitive information being sent to the <text:tab/><text:tab/><text:tab/><text:tab/><text:tab/>attacker instead of the legitimate server.</text:span></text:p>
      <text:p text:style-name="P26"><text:line-break/><text:span text:style-name="T4">Result</text:span> <text:tab/><text:tab/><text:tab/><text:span text:style-name="T13">Client unknowingly sending his file to malicious server.</text:span></text:p>
      <text:p text:style-name="P26"><text:line-break/><text:span text:style-name="T4">Prerequisites</text:span> <text:tab/><text:tab/><text:span text:style-name="T5">Attacker </text:span><text:span text:style-name="T13">have access to the </text:span><text:span text:style-name="T14">communication channel &amp;</text:span><text:span text:style-name="T13"> <text:tab/><text:tab/><text:tab/><text:tab/><text:tab/><text:tab/>messages being sent to the server, either by </text:span><text:span text:style-name="T14">interfering with <text:tab/><text:tab/><text:tab/><text:tab/><text:tab/></text:span><text:span text:style-name="T13">the client traffic </text:span><text:span text:style-name="T14">or</text:span><text:span text:style-name="T13"> the server traffic.</text:span></text:p>
      <text:p text:style-name="P26"><text:line-break/><text:span text:style-name="T4">Business impact<text:tab/><text:tab/></text:span><text:span text:style-name="T14">Potentially sensitive data leaks.</text:span></text:p>
      <text:p text:style-name="P26"><text:line-break/><text:span text:style-name="T4">Proposed remediation<text:tab/></text:span><text:span text:style-name="T14">Add certificate layer to the protocol.</text:span></text:p>
      <text:p text:style-name="P26"><text:line-break/><text:span text:style-name="T4">Risk</text:span> <text:tab/><text:tab/><text:tab/><text:tab/><text:span text:style-name="T4">Damage potential: </text:span><text:span text:style-name="T11">10</text:span></text:p>
      <text:p text:style-name="P26"><text:span text:style-name="T4"><text:tab/><text:tab/><text:tab/><text:tab/>Reproducibility: </text:span><text:span text:style-name="T14">6</text:span><text:line-break/><text:tab/><text:tab/><text:tab/><text:tab/><text:span text:style-name="T4">Exploitability: </text:span><text:span text:style-name="T14">3</text:span><text:line-break/><text:tab/><text:tab/><text:tab/><text:tab/><text:span text:style-name="T4">Affected users: </text:span><text:span text:style-name="T14">5</text:span><text:line-break/><text:tab/><text:tab/><text:tab/><text:tab/><text:span text:style-name="T4">Discoverability: </text:span><text:span text:style-name="T11">8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2:36:28.089001512</meta:creation-date>
    <dc:date>2024-03-23T23:28:08.556365984</dc:date>
    <meta:editing-duration>PT4H29M3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70" meta:word-count="706" meta:character-count="4375" meta:non-whitespace-character-count="3518"/>
  </office:meta>
</office:document-meta>
</file>